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4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 table:number-rows-repeated="652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 table:number-rows-repeated="6545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02">08/02/2006</text:date>, <text:time>15:1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meta:initial-creator>Neil Wilson</meta:initial-creator>
    <meta:creation-date>2006-02-08T14:07:35</meta:creation-date>
    <dc:creator>Neil Wilson</dc:creator>
    <dc:date>2006-08-02T15:16:44</dc:date>
    <dc:language>en-US</dc:language>
    <meta:editing-cycles>89</meta:editing-cycles>
    <meta:editing-duration>PT13H20M40S</meta:editing-duration>
    <meta:user-defined meta:name="Info 1"/>
    <meta:user-defined meta:name="Info 2"/>
    <meta:user-defined meta:name="Info 3"/>
    <meta:user-defined meta:name="Info 4"/>
    <meta:document-statistic meta:table-count="8" meta:cell-count="799"/>
  </office:meta>
</office:document-meta>
</file>